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67pt" draw:z-index="0" draw:style-name="gr3" draw:text-style-name="P3" svg:width="23.95pt" svg:height="14.43pt" svg:x="23.58pt" svg:y="24.09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2pt" draw:z-index="1" draw:style-name="gr3" draw:text-style-name="P3" svg:width="12.78pt" svg:height="14.43pt" svg:x="44.5pt" svg:y="25.63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9">00/00/0000</text:date>, <text:time style:data-style-name="N2" text:time-value="12:07:48.1419943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09T12:08:15.651069030</dc:date>
    <meta:editing-duration>P11DT21H48M19S</meta:editing-duration>
    <meta:editing-cycles>852</meta:editing-cycles>
    <meta:generator>LibreOffice/5.1.6.2$Linux_X86_64 LibreOffice_project/10m0$Build-2</meta:generator>
    <meta:document-statistic meta:table-count="2" meta:cell-count="20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